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1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Default"/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ce5"/>
          <table:table-cell office:value-type="string" calcext:value-type="string">
            <text:p>128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SEPTIEMBRE 2014</text:p>
          </table:table-cell>
          <table:table-cell/>
          <table:table-cell table:style-name="ce5"/>
          <table:table-cell office:value-type="string" calcext:value-type="string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9-30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SEPTIEMBRE 2014" calcext:value-type="string">
            <text:p>PROVISION ANTIGUEDAD PRESTACIONES SOCIALES EMPLEADOS SEPTIEMBRE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9-30','---','-------------------------','PROVISION ANTIGUEDAD PRESTACIONES SOCIALES EMPLEADOS SEPTIEMBRE 2014',1,'-','----------','----------',0,0,0,0,'--','SIGESP');" calcext:value-type="string">
            <text:p>INSERT INTO sigesp_cmp VALUES('0001','SCGCMP','0','2014-09-30','---','-------------------------','PROVISION ANTIGUEDAD PRESTACIONES SOCIALES EMPLEADOS SEPTIEMBRE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26:39.5113349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27:26.989415053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715" meta:object-count="0"/>
  </office:meta>
</office:document-meta>
</file>